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8mm"/>
    </style:style>
    <style:style style:name="co2" style:family="table-column">
      <style:table-column-properties fo:break-before="auto" style:column-width="96.9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.99mm"/>
    </style:style>
    <style:style style:name="co6" style:family="table-column">
      <style:table-column-properties fo:break-before="auto" style:column-width="122.11mm"/>
    </style:style>
    <style:style style:name="co7" style:family="table-column">
      <style:table-column-properties fo:break-before="auto" style:column-width="84.83mm"/>
    </style:style>
    <style:style style:name="co8" style:family="table-column">
      <style:table-column-properties fo:break-before="auto" style:column-width="24.9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cccc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3f14"/>
      <style:text-properties fo:color="#ffffff"/>
    </style:style>
    <style:style style:name="ce11" style:family="table-cell" style:parent-style-name="Default">
      <style:table-cell-properties style:rotation-angle="9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fo:background-color="#cc3f14"/>
    </style:style>
    <style:style style:name="ce19" style:family="table-cell" style:parent-style-name="Default">
      <style:table-cell-properties fo:background-color="#e1e8f7" style:rotation-angle="90"/>
    </style:style>
    <style:style style:name="ce20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1e8f7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 style:rotation-angle="90"/>
    </style:style>
    <style:style style:name="ce2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 style:data-style-name="N84">
      <style:table-cell-properties fo:background-color="transparent"/>
    </style:style>
    <style:style style:name="ce30" style:family="table-cell" style:parent-style-name="Default">
      <style:table-cell-properties fo:background-color="transparent" style:rotation-angle="90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000000" fo:font-style="normal" style:font-style-asian="normal" style:font-style-complex="normal"/>
    </style:style>
    <style:style style:name="ce33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#ff8840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" style:family="table-cell" style:parent-style-name="Default">
      <style:text-properties fo:color="#00b8ff" fo:font-style="italic" style:font-style-asian="italic" style:font-style-complex="italic"/>
    </style:style>
    <style:style style:name="ce37" style:family="table-cell" style:parent-style-name="Default">
      <style:text-properties fo:color="#3d4f98" fo:font-style="italic" style:font-style-asian="italic" style:font-style-complex="italic"/>
    </style:style>
    <style:style style:name="ce38" style:family="table-cell" style:parent-style-name="Default">
      <style:table-cell-properties fo:background-color="#ffcccc"/>
      <style:text-properties fo:color="#3d4f98" fo:font-style="italic" style:font-style-asian="italic" style:font-style-complex="italic"/>
    </style:style>
    <style:style style:name="ce39" style:family="table-cell" style:parent-style-name="Default">
      <style:table-cell-properties fo:background-color="#ffcc99"/>
    </style:style>
    <style:style style:name="ce40" style:family="table-cell" style:parent-style-name="Default">
      <style:text-properties fo:color="#ff3333"/>
    </style:style>
    <style:style style:name="ce4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cr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ce26"/>
        <table:table-column table:style-name="co4" table:number-columns-repeated="3" table:default-cell-style-name="ce1"/>
        <table:table-column table:style-name="co5" table:default-cell-style-name="ce26"/>
        <table:table-column table:style-name="co4" table:number-columns-repeated="3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  <table:table-cell table:style-name="ce29" office:value-type="string" calcext:value-type="string">
            <text:p>AUG,20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icense</text:p>
          </table:table-cell>
          <table:table-cell table:style-name="ce10" office:value-type="string" calcext:value-type="string">
            <text:p>Domain</text:p>
          </table:table-cell>
          <table:table-cell table:style-name="ce18" table:number-columns-repeated="5"/>
          <table:table-cell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y</text:p>
          </table:table-cell>
          <table:table-cell/>
          <table:table-cell table:style-name="ce34" table:number-columns-repeated="3"/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general</text:p>
          </table:table-cell>
          <table:table-cell table:style-name="ce19" office:value-type="string" calcext:value-type="string">
            <text:p>PyOSV</text:p>
          </table:table-cell>
          <table:table-cell table:style-name="ce11" office:value-type="string" calcext:value-type="string">
            <text:p>yd</text:p>
          </table:table-cell>
          <table:table-cell table:style-name="ce19" office:value-type="string" calcext:value-type="string">
            <text:p>architecture</text:p>
          </table:table-cell>
          <table:table-cell table:style-name="ce11" office:value-type="string" calcext:value-type="string">
            <text:p>electronics</text:p>
          </table:table-cell>
          <table:table-cell table:style-name="ce19" office:value-type="string" calcext:value-type="string">
            <text:p>other</text:p>
          </table:table-cell>
          <table:table-cell table:style-name="ce27"/>
          <table:table-cell table:style-name="ce30" table:number-columns-repeated="3"/>
          <table:table-cell table:style-name="ce27"/>
          <table:table-cell table:style-name="ce11" office:value-type="string" calcext:value-type="string">
            <text:p>obsolete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3D view operations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Rotate View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table:style-name="ce4" office:value-type="string" calcext:value-type="string">
            <text:p>Macro View Rotation</text:p>
          </table:table-cell>
          <table:table-cell/>
          <table:table-cell table:style-name="ce13" office:value-type="string" calcext:value-type="string">
            <text:p>*</text:p>
          </table:table-cell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office:value-type="string" calcext:value-type="string">
            <text:p>*</text:p>
          </table:table-cell>
          <table:table-cell table:style-name="ce35"/>
          <table:table-cell/>
          <table:table-cell table:style-name="ce36" office:value-type="string" calcext:value-type="string">
            <text:p>https://www.freecadweb.org/wiki/Macro_View_Rotation</text:p>
          </table:table-cell>
          <table:table-cell table:style-name="ce37" office:value-type="string" calcext:value-type="string">
            <text:p>vi_view_rotation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Icons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/>
          <table:table-cell table:style-name="ce40" office:value-type="string" calcext:value-type="string">
            <text:p>Should not be a separate UI</text:p>
          </table:table-cell>
        </table:table-row>
        <table:table-row table:style-name="ro1">
          <table:table-cell/>
          <table:table-cell office:value-type="string" calcext:value-type="string">
            <text:p>Macro Texture Objects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Mouse Cross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View to Face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acro Align Object to View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Camera to Working Plane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Working Plane to Camera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Face Object to View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*****</text:p>
          </table:table-cell>
          <table:table-cell table:style-name="ce4" office:value-type="string" calcext:value-type="string">
            <text:p>Macro Toggle Panels Visibility</text:p>
          </table:table-cell>
          <table:table-cell/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5"/>
          <table:table-cell table:style-name="ce13"/>
          <table:table-cell table:style-name="ce35" office:value-type="string" calcext:value-type="string">
            <text:p>x</text:p>
          </table:table-cell>
          <table:table-cell table:style-name="ce35"/>
          <table:table-cell/>
          <table:table-cell table:style-name="ce36" office:value-type="string" calcext:value-type="string">
            <text:p>https://www.freecadweb.org/wiki/Macro_Toggle_Panels_Visibility</text:p>
          </table:table-cell>
          <table:table-cell table:style-name="ce37" office:value-type="string" calcext:value-type="string">
            <text:p>vi_toggle_panels_visibility.FCMacro + PY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office:value-type="string" calcext:value-type="string">
            <text:p>Fo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ro FCCamera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Toggle Visibility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Toggle Visibility2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**</text:p>
          </table:table-cell>
          <table:table-cell table:style-name="ce4" office:value-type="string" calcext:value-type="string">
            <text:p>Macro SelectVisible</text:p>
          </table:table-cell>
          <table:table-cell/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5"/>
          <table:table-cell table:style-name="ce13"/>
          <table:table-cell table:style-name="ce35" office:value-type="string" calcext:value-type="string">
            <text:p>x</text:p>
          </table:table-cell>
          <table:table-cell table:style-name="ce35"/>
          <table:table-cell/>
          <table:table-cell table:style-name="ce36" office:value-type="string" calcext:value-type="string">
            <text:p>https://github.com/FreeCAD/FreeCAD-macros/blob/master/Utility/SelectVisible.FCMacro</text:p>
          </table:table-cell>
          <table:table-cell table:style-name="ce37" office:value-type="string" calcext:value-type="string">
            <text:p>vi_select_visible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table:style-name="ce39"/>
          <table:table-cell office:value-type="string" calcext:value-type="string">
            <text:p>too short !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cro Manage Navigational Style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Duplicate Selection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Macro Copy3DViewToClipboard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 office:value-type="string" calcext:value-type="string">
            <text:p>vi_3d_to_clipboard.FCMacr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Perpendicular To Wire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Rotate To Point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FCTreeView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Select Hovering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*****</text:p>
          </table:table-cell>
          <table:table-cell table:style-name="ce4" office:value-type="string" calcext:value-type="string">
            <text:p>Macro ExpandTreeItem</text:p>
          </table:table-cell>
          <table:table-cell/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5"/>
          <table:table-cell table:style-name="ce13"/>
          <table:table-cell table:style-name="ce35" office:value-type="string" calcext:value-type="string">
            <text:p>x</text:p>
          </table:table-cell>
          <table:table-cell table:style-name="ce35"/>
          <table:table-cell/>
          <table:table-cell table:style-name="ce36" office:value-type="string" calcext:value-type="string">
            <text:p>https://www.freecadweb.org/wiki/Macro_ExpandTreeItem</text:p>
          </table:table-cell>
          <table:table-cell table:style-name="ce37" office:value-type="string" calcext:value-type="string">
            <text:p>vi_expand_tree_item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nimation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crank simul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Spring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hinge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 table:number-columns-repeated="9"/>
        </table:table-row>
        <table:table-row table:style-name="ro1">
          <table:table-cell office:value-type="string" calcext:value-type="string">
            <text:p>***</text:p>
          </table:table-cell>
          <table:table-cell table:style-name="ce6" office:value-type="string" calcext:value-type="string">
            <text:p>Macro Assembly</text:p>
          </table:table-cell>
          <table:table-cell table:style-name="ce2"/>
          <table:table-cell table:style-name="ce14"/>
          <table:table-cell table:style-name="ce22" office:value-type="string" calcext:value-type="string">
            <text:p>xx</text:p>
          </table:table-cell>
          <table:table-cell table:style-name="ce14"/>
          <table:table-cell table:style-name="ce22" office:value-type="string" calcext:value-type="string">
            <text:p>x</text:p>
          </table:table-cell>
          <table:table-cell table:style-name="ce14"/>
          <table:table-cell table:style-name="ce25"/>
          <table:table-cell table:style-name="ce28"/>
          <table:table-cell table:style-name="ce31" table:number-columns-repeated="3"/>
          <table:table-cell table:style-name="ce28"/>
          <table:table-cell table:style-name="ce12"/>
          <table:table-cell table:style-name="ce14" office:value-type="string" calcext:value-type="string">
            <text:p>x</text:p>
          </table:table-cell>
          <table:table-cell table:style-name="ce12"/>
          <table:table-cell table:style-name="ce28"/>
          <table:table-cell table:style-name="ce36" office:value-type="string" calcext:value-type="string">
            <text:p>https://www.freecadweb.org/wiki/Macro_Assembly</text:p>
          </table:table-cell>
          <table:table-cell table:style-name="ce37" office:value-type="string" calcext:value-type="string">
            <text:p>an_assembly_animate.FCMacro + FCSTD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/>
          <table:table-cell table:style-name="ce40" office:value-type="string" calcext:value-type="string">
            <text:p>Code duplication !</text:p>
          </table:table-cell>
        </table:table-row>
        <table:table-row table:style-name="ro1">
          <table:table-cell/>
          <table:table-cell table:style-name="ce3" office:value-type="string" calcext:value-type="string">
            <text:p>Macro Animated Constrain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acro Assemblage Imprimante 3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onstraint Draf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Rubik Cub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de and Scripting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MessageBox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Python Assistant Window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Build Utilit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Macro Global Variable Watch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 office:value-type="string" calcext:value-type="string">
            <text:p><text:s/>cs_global_variable_watcher.FCMacro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nversion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Extract Wires from Mesh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MeshToPart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PartToVRML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FaceToSketch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Wire To Volum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eepCop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Drawing Workbenc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Automatic drawing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dw_automatic_drawing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artoucheFC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artoucheFC Full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artoucheFC 2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Normal Vecto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8" office:value-type="string" calcext:value-type="string">
            <text:p>Dxf 2D Draf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4" office:value-type="string" calcext:value-type="string">
            <text:p>Macro Rectellips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5"/>
          <table:table-cell table:style-name="ce36" office:value-type="string" calcext:value-type="string">
            <text:p>https://github.com/FreeCAD/FreeCAD-macros/blob/master/ParametricObjectCreation/Rectellipse.FCMacro</text:p>
          </table:table-cell>
          <table:table-cell table:style-name="ce37" office:value-type="string" calcext:value-type="string">
            <text:p>dx_rectellipse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Macro Make Circle 3 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raft Circle 3 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raft Circle 3 Points 3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Make Arc 3 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Ellipse-Center+2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 Convert Lin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EdgesToArc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reating faces from a DXF fi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XF to Face and Sketc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ompound Plu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xf To Shap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Fem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GMS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fe_gmsh_mesh.FCMacro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Info and measur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FCInfo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im_fcinfo_en_docked.FCMacro</text:p>
          </table:table-cell>
          <table:table-cell table:number-columns-repeated="6"/>
          <table:table-cell office:value-type="string" calcext:value-type="string">
            <text:p>Nicer dialog !!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Macro FCInfo Alternate Linux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FCInfoGlas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im_fcinfoglass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InfoToMous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Delta xyz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<text:s/>im_delta_xyz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ObjectInfo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ump Objec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MeasureCirc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Librari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screw maker1_2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<text:s/>li_screw_maker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BOL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PartsLibrar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Mathematical function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3D Parametric Curv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raw 2D Func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raw Parametric 2D Func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WorkFeatur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Multifunctional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WorkFeatur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ml_work_feature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Object crea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9" office:value-type="string" calcext:value-type="string">
            <text:p>Macro Make Cub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number-columns-repeated="5"/>
          <table:table-cell table:style-name="ce36" office:value-type="string" calcext:value-type="string">
            <text:p>https://www.freecadweb.org/wiki/Macro_Make_Cube</text:p>
          </table:table-cell>
          <table:table-cell table:style-name="ce38" office:value-type="string" calcext:value-type="string">
            <text:p>oc_make_cube.FCMacro</text:p>
          </table:table-cell>
          <table:table-cell table:number-columns-repeated="6"/>
          <table:table-cell table:style-name="ce41" office:value-type="string" calcext:value-type="string">
            <text:p>&lt;type 'exceptions.ImportError'&gt;: No module named draftTools</text:p>
          </table:table-cell>
        </table:table-row>
        <table:table-row table:style-name="ro1">
          <table:table-cell/>
          <table:table-cell table:style-name="ce6" office:value-type="string" calcext:value-type="string">
            <text:p>Macro Solid Sweep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5"/>
          <table:table-cell table:style-name="ce36" office:value-type="string" calcext:value-type="string">
            <text:p>https://www.freecadweb.org/wiki/Macro_Solid_Sweep</text:p>
          </table:table-cell>
          <table:table-cell table:style-name="ce37" office:value-type="string" calcext:value-type="string">
            <text:p>oc_solid_sweep.FCMacro + FCSTD example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/>
          <table:table-cell office:value-type="string" calcext:value-type="string">
            <text:p>Could be made parametric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Macro Geodesic Dom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Line Lengt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ut Lin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irclePlu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irc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ut Circ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Triangle A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Textu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Lof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ircular Tex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WireXYZ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Repro 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Apothem Based Prism GUI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Spring Helix Variab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uitar fretboar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CamGroov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Object transforma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ArrayCop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latten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lattenWire3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Joint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move parametric histor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uper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HealArc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loneConver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Image Scaling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MatrixTransform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ot_matrix_transform.FCMacro + .py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onnect And Sweep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 office:value-type="string" calcext:value-type="string">
            <text:p>Parametric</text:p>
          </table:table-cell>
          <table:table-cell table:style-name="ce4" office:value-type="string" calcext:value-type="string">
            <text:p>Macro Sec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ot_section.FCMacro (gf : OnChanged() added) + FCSTD example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Macro Overlap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Printer 3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3d Printer Slic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Raytracing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reeCAD to Kerkythea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Spreadsheet Workbenc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Alias Manag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preadsheet Tool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TreeView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SpreadSheet Extrac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Utilit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enterFac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enter Align Objects with Faces or Edg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Easy cutouts for Enclosure Desig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MacroMenu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<text:s/>ut_macro_menu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orceRecomput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compute Profil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hake Sketc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place Part in Assembl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Toggle Drawsty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HighlightComm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highlight_common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HighlightDifferenc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highlight_difference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ross sec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4" office:value-type="string" calcext:value-type="string">
            <text:p>Macro Print_SceneGrap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print_scene_hraph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/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Macro BoundingBox Tracing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bound_box_tracing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Arch Axis System Reparti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Perpendicular To 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merge duplicate material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merge_duplicate_materials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Unbind Numpad Shortcu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unbind_numpad_shortcuts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indConfigFil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Wizard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Sheet Metal Unfold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Unroll Ruled Surfac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Unfold Box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Airfoil Import &amp; Sca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wi_airfoil_import_scale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eneva Wheel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eneva Wheel GUI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abinets32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Half_turn_stair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Half-Hull Model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Stair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Gea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orner shapes wizar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PropertyMemo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wi_property_memo.FCMacro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5" table:number-columns-repeated="6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number-columns-repeated="3"/>
          <table:table-cell table:style-name="ce17" table:number-columns-repeated="6"/>
          <table:table-cell table:number-columns-repeated="10"/>
          <table:table-cell table:style-name="ce37"/>
          <table:table-cell table:number-columns-repeated="7"/>
        </table:table-row>
        <table:table-row table:style-name="ro1" table:number-rows-repeated="6">
          <table:table-cell table:number-columns-repeated="3"/>
          <table:table-cell table:style-name="ce17" table:number-columns-repeated="6"/>
          <table:table-cell table:number-columns-repeated="18"/>
        </table:table-row>
        <table:table-row table:style-name="ro1" table:number-rows-repeated="1048386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8:10:21.9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2:30:53.871000000</meta:creation-date>
    <dc:date>2018-08-30T21:31:39.382000000</dc:date>
    <meta:editing-duration>PT12H1M23S</meta:editing-duration>
    <meta:editing-cycles>76</meta:editing-cycles>
    <meta:generator>LibreOffice/5.2.7.2$Windows_x86 LibreOffice_project/2b7f1e640c46ceb28adf43ee075a6e8b8439ed10</meta:generator>
    <meta:document-statistic meta:table-count="1" meta:cell-count="294" meta:object-count="0"/>
  </office:meta>
</office:document-meta>
</file>